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695" calcext:value-type="float">
            <text:p>695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510" calcext:value-type="float">
            <text:p>510</text:p>
          </table:table-cell>
          <table:table-cell table:formula="of:=([.E12]+([.K12]*[.G12]))" office:value-type="float" office:value="200" calcext:value-type="float">
            <text:p>20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710" calcext:value-type="float">
            <text:p>71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715" calcext:value-type="float">
            <text:p>71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450" calcext:value-type="float">
            <text:p>450</text:p>
          </table:table-cell>
          <table:table-cell table:formula="of:=([.O29]+[.P29]+[.Q29]+[.R29])" office:value-type="float" office:value="1450" calcext:value-type="float">
            <text:p>145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B30]+([.H30]*[.G30]))" office:value-type="float" office:value="28" calcext:value-type="float">
            <text:p>28</text:p>
          </table:table-cell>
          <table:table-cell table:formula="of:=([.C30]+([.I30]*[.G30]))" office:value-type="float" office:value="940" calcext:value-type="float">
            <text:p>940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95" calcext:value-type="float">
            <text:p>395</text:p>
          </table:table-cell>
          <table:table-cell table:formula="of:=([.F30]+([.L30]*[.G30]))" office:value-type="float" office:value="670" calcext:value-type="float">
            <text:p>670</text:p>
          </table:table-cell>
          <table:table-cell table:formula="of:=([.O30]+[.P30]+[.Q30]+[.R30])"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335" calcext:value-type="float">
            <text:p>33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55" calcext:value-type="float">
            <text:p>115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400" calcext:value-type="float">
            <text:p>40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75" calcext:value-type="float">
            <text:p>37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35" calcext:value-type="float">
            <text:p>435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35" calcext:value-type="float">
            <text:p>1635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450" calcext:value-type="float">
            <text:p>4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3-16T15:02:21.692000000</dc:date>
    <meta:editing-duration>P1DT21H38M42S</meta:editing-duration>
    <meta:editing-cycles>124</meta:editing-cycles>
    <meta:generator>LibreOffice/7.4.3.2$Windows_X86_64 LibreOffice_project/1048a8393ae2eeec98dff31b5c133c5f1d08b890</meta:generator>
    <meta:document-statistic meta:table-count="1" meta:cell-count="760" meta:object-count="0"/>
  </office:meta>
</office:document-meta>
</file>